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following assumptions and requirements are made by the Gin Rummy Simulator.</text:p>
      <text:list text:style-name="L1">
        <text:list-item>
          <text:p text:style-name="P1">One and only one standard deck of cards will be used.</text:p>
        </text:list-item>
        <text:list-item>
          <text:p text:style-name="P1">Every game consists of one and only one hand or round.</text:p>
        </text:list-item>
        <text:list-item>
          <text:p text:style-name="P1">Two any only two players can participate in a gin rummy simulation.</text:p>
        </text:list-item>
        <text:list-item>
          <text:p text:style-name="P1">The exact score, aside from gin, of every round is irrelevant. Only a winner and loser needs to be determined for the casino to evaluate strategi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n Calhoun</meta:initial-creator>
    <meta:creation-date>2009-04-03T13:53:41</meta:creation-date>
    <dc:creator>Jon Calhoun</dc:creator>
    <dc:date>2009-04-03T13:57:16</dc:date>
    <meta:editing-cycles>1</meta:editing-cycles>
    <meta:editing-duration>PT3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72" meta:character-count="401"/>
  </office:meta>
</office:document-meta>
</file>